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92cm" fo:break-before="page" style:use-optimal-row-height="true"/>
    </style:style>
    <style:style style:name="ro15" style:family="table-row">
      <style:table-row-properties style:row-height="0.453cm" fo:break-before="page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9pt" style:font-name-asian="Wingdings" style:font-size-asian="9pt" style:font-name-complex="Wingdings" style:font-size-complex="9pt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8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9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DP 6 heur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8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8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style-name="ce86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 </text:p>
          </table:table-cell>
          <table:table-cell table:style-name="ce76" office:value-type="string">
            <text:p>MS <text:span text:style-name="T11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X';else 'O ']</text:p>
          </table:table-cell>
          <table:table-cell table:style-name="ce77" office:value-type="string">
            <text:p>ME<text:span text:style-name="T12"> Maîtrise de </text:span><text:span text:style-name="T13">certains éléments du socle commun</text:span><text:span text:style-name="T11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78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78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57"/></text:p>
          </table:table-cell>
          <table:table-cell table:style-name="ce78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79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6" office:value-type="string">
            <text:p>MS<text:span text:style-name="T12"> Maîtrise du socle commun</text:span></text:p>
          </table:table-cell>
          <table:table-cell table:style-name="ce87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;else 'O']</text:p>
          </table:table-cell>
          <table:table-cell table:style-name="ce77" office:value-type="string">
            <text:p>ME<text:span text:style-name="T12"> Maîtrise de </text:span><text:span text:style-name="T13">certains éléments du socle commun</text:span></text:p>
          </table:table-cell>
          <table:table-cell table:style-name="ce87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Option découverte professionnelle 6 heures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/>
          <table:table-cell table:style-name="ce81" office:value-type="string">
            <text:p>[eleves.130.1]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3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14">[eleves.130.0;if [val]='';then '';else '</text:span><text:span text:style-name="T15">VA</text:span><text:span text:style-name="T16"> : Niveau A2 de langue régionale validé</text:span><text:span text:style-name="T14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3" office:value-type="string">
            <text:p>[eleves.130.0;if [val]='';then '';if [val]='NV';then 'X';else 'O']</text:p>
          </table:table-cell>
          <table:table-cell table:style-name="ce83" office:value-type="string">
            <text:p><text:span text:style-name="T17">[eleves.130.0;if [val]='';then '';else '</text:span><text:span text:style-name="T18">NV</text:span><text:span text:style-name="T19"> : Niveau A2 de langue régionale non validé</text:span><text:span text:style-name="T17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4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<text:span text:style-name="T8">DECISI</text:span><text:span text:style-name="T9">ON</text:span></text:p>
            <text:p><text:span text:style-name="T9">[eleves.decision;if [val]='O';then '</text:span><text:span text:style-name="T10">Avis favorable</text:span><text:span text:style-name="T9">';else </text:span><text:span text:style-name="T10">'Avis défavorable</text:span><text:span text:style-name="T9">'] </text:span></text:p>
          </table:table-cell>
          <table:covered-table-cell table:style-name="ce62"/>
          <table:table-cell table:style-name="ce74"/>
          <table:table-cell table:style-name="ce85" office:value-type="string">
            <text:p>Joindre la feuille de position B2I et la fiche d'évaluation niveau A2</text:p>
          </table:table-cell>
          <table:table-cell table:style-name="ce74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4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dp6'.$A$1" table:cell-range-address="$'Clg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4:51.48</dc:date>
    <meta:print-date>2010-02-02T16:07:44</meta:print-date>
    <meta:generator>OpenOffice.org/3.2$Win32 OpenOffice.org_project/320m12$Build-9483</meta:generator>
    <meta:editing-duration>PT12H39M46S</meta:editing-duration>
    <meta:editing-cycles>46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